
<file path=META-INF/manifest.xml><?xml version="1.0" encoding="utf-8"?>
<manifest:manifest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manifest:file-entry manifest:full-path="/" manifest:media-type="application/vnd.oasis.opendocument.tex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text="urn:oasis:names:tc:opendocument:xmlns:text:1.0" xmlns:meta="urn:oasis:names:tc:opendocument:xmlns:meta:1.0" xmlns:manifest="urn:oasis:names:tc:opendocument:xmlns:manifest:1.0" office:version="1.2">
  <office:automatic-styles/>
  <office:body>
    <office:text>
      <text:h text:outline-level="1">Project Opename (ON): MVP UX and Visual Strategy</text:h>
      <text:h text:outline-level="2">1. What is Opename?</text:h>
      <text:p>Opename is a web-based platform designed for strategic collaboration. It allows teams to collaboratively evaluate and refine strategy options in real time. Users can dynamically rate strategies, adjust each other's credibility weights, and download a clean summary of session outcomes. The platform is designed to be casual and inviting—particularly for adult gamer-like audiences—yet the outputs are professionally formatted for serious decision-making.</text:p>
      <text:h text:outline-level="2">2. User Types and Identity</text:h>
      <text:p>Users can participate anonymously or as registered users. Anonymous users can vote and contribute, while only registered users (with verified emails) can initiate sessions. All users must select a pseudonym and choose a stylized avatar from a large library representing different areas of expertise or strategic roles. This makes the sessions feel playful and informal while enabling structured collaboration.</text:p>
      <text:h text:outline-level="2">3. Look, Feel, and Branding Goals</text:h>
      <text:p>The site is designed to be adult-gamer-friendly, humorous, and low-barrier, but serious in purpose. The user interface includes cartoonish avatars and game-like UI flows, while maintaining professional-quality session outputs.

Key elements:
- Casual and playful interface
- Accessible visual metaphors
- Clean, avatar-free PDF export for session summaries
- No visible login required for participants (except session initiators)</text:p>
      <text:h text:outline-level="2">4. UX Flow Overview</text:h>
      <text:p>[UX_FLOW_DIAGRAM_PLACEHOLDER]</text:p>
      <text:h text:outline-level="2">5. Planned Screens and Mockups</text:h>
      <text:p>The following low-fidelity mockups will be created to illustrate the MVP experience:
- Landing Page
- Avatar/Pseudonym Selection
- Session Setup
- Real-time Strategy Voting Session
- Export/Download Screen</text:p>
      <text:h text:outline-level="2">6. MVP Feature Summary</text:h>
      <text:p>- Anonymous and registered participation
- Strategy discussion interface with evolving cards
- Skill/credibility-based vote weighting
- Role-based avatars with pseudonyms
- Professional PDF export (strategy decisions only)</text:p>
    </office:text>
  </office:body>
</office:document-content>
</file>

<file path=styles.xml><?xml version="1.0" encoding="utf-8"?>
<office:document-styles xmlns:office="urn:oasis:names:tc:opendocument:xmlns:office:1.0" xmlns:text="urn:oasis:names:tc:opendocument:xmlns:text:1.0" xmlns:meta="urn:oasis:names:tc:opendocument:xmlns:meta:1.0" xmlns:manifest="urn:oasis:names:tc:opendocument:xmlns:manifest:1.0" office:version="1.2">
  <office:styles/>
  <office:automatic-styles/>
</office:document-styles>
</file>

<file path=meta.xml><?xml version="1.0" encoding="utf-8"?>
<office:document-meta xmlns:office="urn:oasis:names:tc:opendocument:xmlns:office:1.0" xmlns:text="urn:oasis:names:tc:opendocument:xmlns:text:1.0" xmlns:meta="urn:oasis:names:tc:opendocument:xmlns:meta:1.0" xmlns:manifest="urn:oasis:names:tc:opendocument:xmlns:manifest:1.0" xmlns:chart="urn:oasis:names:tc:opendocument:xmlns:chart:1.0" xmlns:draw="urn:oasis:names:tc:opendocument:xmlns:drawing:1.0" xmlns:presentation="urn:oasis:names:tc:opendocument:xmlns:presentation:1.0" xmlns:style="urn:oasis:names:tc:opendocument:xmlns:style:1.0" xmlns:table="urn:oasis:names:tc:opendocument:xmlns:table:1.0" office:version="1.2">
  <office:meta>
    <meta:generator>ODFPY/1.4.1</meta:generator>
  </office:meta>
</office:document-meta>
</file>